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web accessibility Initiative est issue du W3C. Elle est à l'origine de plusieurs guides :</text:p>
      <text:list xml:id="list972217758" text:style-name="L1">
        <text:list-item>
          <text:p text:style-name="P1"><text:span text:style-name="T1">WCAG 2.0</text:span> (2008) -<text:span text:style-name="T2">Web Content Accessibility Guidelines -</text:span></text:p>
          <text:p text:style-name="P1">enssemble de bonnes pratiques pour le contenu web</text:p>
        </text:list-item>
        <text:list-item>
          <text:p text:style-name="P1"><text:span text:style-name="T1">ATAG 2.0</text:span> (2011) <text:span text:style-name="T2">-Authoriting Tool Accessibility Guidelines-</text:span> ensemble de méthodologie pour produire du contenu accessible respectant au mieux les règles WCAG.</text:p>
        </text:list-item>
        <text:list-item>
          <text:p text:style-name="P1"><text:span text:style-name="T1">UAAG 1.0</text:span> (2002) <text:span text:style-name="T2">-User Accessibility Guidelines -</text:span> pour les développeur de navigateur destiné à la consultation du web</text:p>
        </text:list-item>
        <text:list-item>
          <text:p text:style-name="P2">WAI-ARIA <text:s/><text:span text:style-name="T3">-Accessible Rich Internet Application- définit des méthodes pour l'améliorer l'accessibilité des applications web en général, notamment lorsqu'il s'agit de faire appel à des comportement dynamiques avec Javacript et Ajax.</text:span></text:p>
          <text:p text:style-name="P2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3T09:03:44</meta:creation-date>
    <meta:generator>LibreOffice/3.5$Linux_x86 LibreOffice_project/350m1$Build-2</meta:generator>
    <dc:date>2014-02-03T10:15:20</dc:date>
    <dc:creator>Asus </dc:creator>
    <meta:editing-duration>PT1H6M16S</meta:editing-duration>
    <meta:editing-cycles>5</meta:editing-cycles>
    <meta:document-statistic meta:table-count="0" meta:image-count="0" meta:object-count="0" meta:page-count="1" meta:paragraph-count="6" meta:word-count="106" meta:character-count="705" meta:non-whitespace-character-count="609"/>
  </office:meta>
</office:document-meta>
</file>